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font-name="Times New Roman" fo:font-size="11pt"/>
    </style:style>
    <style:style style:name="P3" style:family="paragraph" style:parent-style-name="Text_20_body" style:list-style-name="L1">
      <style:text-properties style:font-name="Times New Roman" fo:font-size="11pt" fo:font-weight="bold"/>
    </style:style>
    <style:style style:name="P4" style:family="paragraph" style:parent-style-name="Text_20_body" style:list-style-name="L1">
      <style:paragraph-properties fo:text-align="center" style:justify-single-word="false"/>
      <style:text-properties style:font-name="Times New Roman" fo:font-size="11pt" fo:font-weight="bold"/>
    </style:style>
    <style:style style:name="P5" style:family="paragraph" style:parent-style-name="Text_20_body" style:list-style-name="L1">
      <style:text-properties fo:background-color="#fff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style:font-name="Times New Roman" fo:font-size="11pt"/>
    </style:style>
    <style:style style:name="T4" style:family="text">
      <style:text-properties style:font-name="Times New Roman" fo:font-size="11pt" style:text-underline-style="solid" style:text-underline-width="auto" style:text-underline-color="font-color"/>
    </style:style>
    <style:style style:name="T5" style:family="text">
      <style:text-properties style:font-name="Times New Roman" fo:font-size="11pt" fo:font-weight="bold"/>
    </style:style>
    <style:style style:name="T6" style:family="text">
      <style:text-properties fo:font-size="11pt"/>
    </style:style>
    <style:style style:name="T7" style:family="text">
      <style:text-properties fo:font-size="11pt" style:text-underline-style="solid" style:text-underline-width="auto" style:text-underline-color="font-color"/>
    </style:style>
    <style:style style:name="T8" style:family="text">
      <style:text-properties fo:font-size="11pt" fo:font-weight="bold"/>
    </style:style>
    <style:style style:name="T9" style:family="text">
      <style:text-properties fo:background-color="#ffff00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65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displayIndividualContentForm" form:apply-filter="true" form:method="post" form:control-implementation="ooo:com.sun.star.form.component.Form" office:target-frame="" xlink:href="../../../../../../../../webapps/blackboard/execute/displayIndividualConten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TitleDiv">
        <text:section text:style-name="Sect1" text:name="pageTitleBar">
          <text:h text:style-name="Heading_20_1" text:outline-level="1"><text:bookmark text:name="pageTitleHeader"/><text:bookmark text:name="pageTitleText"/>Examen Oral Instrucciones </text:h>
          <text:p text:style-name="Text_20_body"><text:bookmark text:name="cmlink_e15a9770ebe445c8bbab001abf2c2f12"/><draw:a xlink:type="simple" xlink:href="https://pioneerweb.grinnell.edu/webapps/blackboard/execute/displayIndividualContent?mode=view&amp;content_id=_492108_1&amp;course_id=_43586_1#contextMenu"><draw:frame draw:style-name="fr1" draw:name="Image1" text:anchor-type="as-char" svg:width="0.8043in" svg:height="0.411in" draw:z-index="0"><draw:image xlink:href="https://pioneerweb.grinnell.edu/images/ci/icons/cmlink_generic.gif" xlink:type="simple" xlink:show="embed" xlink:actuate="onLoad"/><svg:title>Examen Oral Instrucciones</svg:title></draw:frame></draw:a> <text:bookmark text:name="_titlebarExtraContent"/></text:p>
        </text:section>
      </text:section>
      <text:section text:style-name="Sect1" text:name="containerdiv">
        <text:h text:style-name="Heading_20_2" text:outline-level="2"><text:bookmark text:name="anonymous_element_8"/>Content</text:h>
        <text:list xml:id="list9222327443135651768" text:style-name="L1">
          <text:list-item>
            <text:p text:style-name="P1"><text:bookmark text:name="pageList"/><text:bookmark text:name="contentListItem:_492108_1"/>Examenes orales en las horas asignadas. No habrá clase.</text:p>
            <text:p text:style-name="P4">Examen oral final</text:p>
            <text:p text:style-name="P1"> <text:span text:style-name="T3">El examen oral final tendrá lugar </text:span><text:span text:style-name="T4">la última semana de clases</text:span><text:span text:style-name="T3">. Así como el examen oral parcial, este examen oral final tiene como propósito comprobar su capacidad de formular una tesis y usar evidencia textual para desarrollar y apoyar un argumento sobre una obra que no se ha estudiado en clase.</text:span></text:p>
            <text:p text:style-name="P1"> </text:p>
            <text:p text:style-name="P1"> </text:p>
            <text:p text:style-name="P1"><text:span text:style-name="T5">Instrucciones</text:span><text:span text:style-name="T3">:</text:span></text:p>
            <text:p text:style-name="P1"> </text:p>
            <text:p text:style-name="P2">Escoger uno de los textos asignados<text:span text:style-name="T9">. Escribir a máquina un </text:span><text:span text:style-name="T2">resumen</text:span><text:span text:style-name="T9"> de la trama (sin análisis).  Este resumen debe ser brevísimo; sólo incluya lo imprescindible de la acción del texto.  Éste deberá entregarse el día del examen.</text:span> Tambien: </text:p>
            <text:p text:style-name="P1">•     <text:span text:style-name="T7">Comentario analítico</text:span><text:span text:style-name="T6">: formular una tesis que tome en cuenta tanto </text:span><text:span text:style-name="T8">el mensaje del texto como las técnicas o recursos por los cuales se comunica el mensaje (o sea la FORMA/ ESTRATEGIAS LITERARIAS). </text:span><text:span text:style-name="T6">Establezca claramente el enfoque de la tesis (desarrollada de forma completa) y las conexiones entre ésta y </text:span><text:span text:style-name="T8">la evidencia textual</text:span><text:span text:style-name="T6">.</text:span></text:p>
            <text:p text:style-name="P1">•     <text:span text:style-name="T3">Preparar una presentación bien organizada de </text:span><text:span text:style-name="T4">7 a 10 minutos</text:span><text:span text:style-name="T3">.  </text:span></text:p>
            <text:p text:style-name="P1">•     <text:span text:style-name="T3">Escribir apuntes y vocabulario en una tarjeta (3x5) para ayudar a hacer los comentarios SIN LEERLA.  Se permite sólo una tarjeta (ambos lados).  Se sugiere que </text:span><text:span text:style-name="T4">NO ESCRIBA LA PRESENTACIÓN</text:span><text:span text:style-name="T3"> entera, sino que la trabaje oralmente en la preparación. El vocabulario apropiado al contexto de la obra es esencial para una presentación exitosa.</text:span></text:p>
            <text:p text:style-name="P1">•     <text:span text:style-name="T3">Estar preparado(a) para contestar preguntas relacionadas con su presentación en particular y con el texto seleccionado en general.</text:span></text:p>
            <text:p text:style-name="P1"> </text:p>
            <text:p text:style-name="P3">Para preparar su comentario analítico enfóquese en temas, imágenes, secciones, escenas, etc. específicos.  Recuerde que en todos los casos, su tesis <text:span text:style-name="T1">tiene que </text:span>unir un aspecto temático y uno formal del texto que seleccione.</text:p>
            <text:p text:style-name="P1"> </text:p>
            <text:p text:style-name="P1"><text:soft-page-break/><text:span text:style-name="T5">Recomendaciones</text:span><text:span text:style-name="T3">:</text:span></text:p>
            <text:p text:style-name="P1"> </text:p>
            <text:p text:style-name="P1">•     <text:span text:style-name="T3">Buscar la mejor evidencia de la obra que apoye la tesis.</text:span></text:p>
            <text:p text:style-name="P1">•     <text:span text:style-name="T3">Tomar en cuenta tanto </text:span><text:span text:style-name="T4">el contenido</text:span><text:span text:style-name="T3"> del texto como </text:span><text:span text:style-name="T4">las técnicas</text:span><text:span text:style-name="T3"> formales de construcción de significado por los cuales se comunica este mensaje.</text:span></text:p>
            <text:p text:style-name="P1">•     <text:span text:style-name="T3">Dar muestras de lo que aprendido y discutido en clase sobre cómo comentar un texto (los elementos que componen un texto, el vocabulario que se usa para comentarlo).</text:span></text:p>
            <text:p text:style-name="P1">•     <text:span text:style-name="T3">Practicar la presentación en voz alta.  Se recomienda ir al Spanish Lab para recibir comentarios sobre la organización, fluidez, pronunciación y para la corrección gramatical. </text:span></text:p>
            <text:p text:style-name="P5"> 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0:49:04.292224000</meta:creation-date>
    <dc:date>2018-05-02T20:49:38.487558000</dc:date>
    <meta:editing-duration>PT34S</meta:editing-duration>
    <meta:editing-cycles>1</meta:editing-cycles>
    <meta:document-statistic meta:table-count="0" meta:image-count="1" meta:object-count="0" meta:page-count="2" meta:paragraph-count="25" meta:word-count="391" meta:character-count="2357" meta:non-whitespace-character-count="1953"/>
    <meta:generator>LibreOffice/5.2.5.1$MacOSX_X86_64 LibreOffice_project/0312e1a284a7d50ca85a365c316c7abbf20a4d22</meta:generator>
  </office:meta>
</office:document-meta>
</file>